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3000000362CBF7055E97BAB89.png" manifest:media-type="image/png"/>
  <manifest:file-entry manifest:full-path="Pictures/100000010000003600000032C242B63422830098.png" manifest:media-type="image/png"/>
  <manifest:file-entry manifest:full-path="Pictures/10000001000000400000003A399DBB5096EC0252.png" manifest:media-type="image/png"/>
  <manifest:file-entry manifest:full-path="Pictures/100000010000003300000033CF72E8109BFEDA00.png" manifest:media-type="image/png"/>
  <manifest:file-entry manifest:full-path="Pictures/10000001000000350000003B910CF354108A7061.png" manifest:media-type="image/png"/>
  <manifest:file-entry manifest:full-path="Pictures/100000010000004400000039283DA83963F075D3.png" manifest:media-type="image/png"/>
  <manifest:file-entry manifest:full-path="Pictures/10000001000000400000003ABEEBC6D089D3D0E6.png" manifest:media-type="image/png"/>
  <manifest:file-entry manifest:full-path="Pictures/100000010000023A0000008B418C626FB030E4E7.png" manifest:media-type="image/png"/>
  <manifest:file-entry manifest:full-path="Pictures/100000010000008C0000002CA946208D9C2FFB5B.png" manifest:media-type="image/png"/>
  <manifest:file-entry manifest:full-path="Pictures/100000010000009C000000463DC07CD8D5CB0151.png" manifest:media-type="image/png"/>
  <manifest:file-entry manifest:full-path="Pictures/100000010000003E000000467E4D5AF5CA4AE84A.png" manifest:media-type="image/png"/>
  <manifest:file-entry manifest:full-path="Pictures/100000010000018C00000058B9B62D63E7B3E9C5.png" manifest:media-type="image/png"/>
  <manifest:file-entry manifest:full-path="Pictures/100000010000002800000028F801D890AE285EFB.png" manifest:media-type="image/png"/>
  <manifest:file-entry manifest:full-path="Pictures/10000001000000280000002BE19D1A91C6E68965.png" manifest:media-type="image/png"/>
  <manifest:file-entry manifest:full-path="Pictures/100000010000004300000036A640A1C1360BFB2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51cm" svg:stroke-color="#000000" draw:marker-start="Concave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0000" draw:marker-start-width="0.279cm" draw:marker-end="Concave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="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="" draw:marker-start-width="0.279cm" draw:marker-end-width="0.279cm" draw:fill="none" draw:textarea-vertical-align="middle" fo:padding-top="0.15cm" fo:padding-bottom="0.15cm" fo:padding-left="0.275cm" fo:padding-right="0.2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21cm" svg:height="1.619cm" svg:x="3.358cm" svg:y="10.939cm">
          <draw:image xlink:href="Pictures/100000010000003E000000467E4D5AF5CA4AE84A.png" xlink:type="simple" xlink:show="embed" xlink:actuate="onLoad" draw:mime-type="image/png">
            <text:p/>
          </draw:image>
        </draw:frame>
        <draw:line draw:style-name="gr2" draw:text-style-name="P1" draw:layer="layout" svg:x1="4.175cm" svg:y1="10.842cm" svg:x2="15.922cm" svg:y2="10.842cm">
          <text:p/>
        </draw:line>
        <draw:custom-shape draw:style-name="gr3" draw:text-style-name="P2" draw:layer="layout" svg:width="0.317cm" svg:height="0.317cm" svg:x="15.683cm" svg:y="10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17cm" svg:height="0.317cm" svg:x="3.969cm" svg:y="10.6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51cm" svg:height="1.179cm" svg:x="15.135cm" svg:y="11.036cm">
          <draw:image xlink:href="Pictures/100000010000003300000033CF72E8109BFEDA00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137cm" svg:x="9.444cm" svg:y="9.16cm">
          <draw:image xlink:href="Pictures/10000001000000280000002BE19D1A91C6E68965.png" xlink:type="simple" xlink:show="embed" xlink:actuate="onLoad" draw:mime-type="image/png">
            <text:p/>
          </draw:image>
        </draw:frame>
        <draw:line draw:style-name="gr2" draw:text-style-name="P1" draw:layer="layout" svg:x1="15.774cm" svg:y1="8.222cm" svg:x2="15.794cm" svg:y2="10.237cm">
          <text:p/>
        </draw:line>
        <draw:line draw:style-name="gr4" draw:text-style-name="P1" draw:layer="layout" svg:x1="4.054cm" svg:y1="9.703cm" svg:x2="9.322cm" svg:y2="9.708cm">
          <text:p/>
        </draw:line>
        <draw:line draw:style-name="gr2" draw:text-style-name="P1" draw:layer="layout" svg:x1="3.99cm" svg:y1="8.365cm" svg:x2="4.01cm" svg:y2="10.38cm">
          <text:p/>
        </draw:line>
        <draw:line draw:style-name="gr4" draw:text-style-name="P1" draw:layer="layout" svg:x1="15.733cm" svg:y1="9.749cm" svg:x2="10.543cm" svg:y2="9.769cm">
          <text:p/>
        </draw:line>
      </draw:page>
      <draw:page draw:name="page2" draw:style-name="dp1" draw:master-page-name="Default">
        <draw:line draw:style-name="gr2" draw:text-style-name="P1" draw:layer="layout" svg:x1="8.455cm" svg:y1="9.431cm" svg:x2="15.651cm" svg:y2="9.395cm">
          <text:p/>
        </draw:line>
        <draw:custom-shape draw:style-name="gr3" draw:text-style-name="P2" draw:layer="layout" svg:width="0.194cm" svg:height="0.176cm" svg:x="15.505cm" svg:y="9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93cm" svg:height="0.176cm" svg:x="8.36cm" svg:y="9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763cm" svg:height="0.655cm" svg:x="15.183cm" svg:y="9.562cm">
          <draw:image xlink:href="Pictures/100000010000003300000033CF72E8109BFEDA00.png" xlink:type="simple" xlink:show="embed" xlink:actuate="onLoad" draw:mime-type="image/png">
            <text:p/>
          </draw:image>
        </draw:frame>
        <draw:frame draw:style-name="gr1" draw:text-style-name="P1" draw:layer="layout" svg:width="0.645cm" svg:height="0.632cm" svg:x="11.699cm" svg:y="8.461cm">
          <draw:image xlink:href="Pictures/10000001000000280000002BE19D1A91C6E68965.png" xlink:type="simple" xlink:show="embed" xlink:actuate="onLoad" draw:mime-type="image/png">
            <text:p/>
          </draw:image>
        </draw:frame>
        <draw:line draw:style-name="gr2" draw:text-style-name="P1" draw:layer="layout" svg:x1="15.546cm" svg:y1="6.632cm" svg:x2="15.573cm" svg:y2="9.059cm">
          <text:p/>
        </draw:line>
        <draw:line draw:style-name="gr4" draw:text-style-name="P1" draw:layer="layout" svg:x1="8.412cm" svg:y1="8.763cm" svg:x2="11.625cm" svg:y2="8.766cm">
          <text:p/>
        </draw:line>
        <draw:line draw:style-name="gr2" draw:text-style-name="P1" draw:layer="layout" svg:x1="8.373cm" svg:y1="8.019cm" svg:x2="8.385cm" svg:y2="9.138cm">
          <text:p/>
        </draw:line>
        <draw:line draw:style-name="gr4" draw:text-style-name="P1" draw:layer="layout" svg:x1="15.536cm" svg:y1="8.788cm" svg:x2="12.37cm" svg:y2="8.799cm">
          <text:p/>
        </draw:line>
        <draw:frame draw:style-name="gr1" draw:text-style-name="P1" draw:layer="layout" svg:width="0.684cm" svg:height="0.693cm" svg:x="8.139cm" svg:y="9.749cm">
          <draw:image xlink:href="Pictures/10000001000000350000003B910CF354108A7061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line draw:style-name="gr2" draw:text-style-name="P1" draw:layer="layout" svg:x1="3.211cm" svg:y1="9.396cm" svg:x2="15.651cm" svg:y2="9.395cm">
          <text:p/>
        </draw:line>
        <draw:custom-shape draw:style-name="gr3" draw:text-style-name="P2" draw:layer="layout" svg:width="0.194cm" svg:height="0.176cm" svg:x="15.505cm" svg:y="9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93cm" svg:height="0.176cm" svg:x="8.36cm" svg:y="9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763cm" svg:height="0.655cm" svg:x="15.183cm" svg:y="9.562cm">
          <draw:image xlink:href="Pictures/100000010000003300000033CF72E8109BFEDA00.png" xlink:type="simple" xlink:show="embed" xlink:actuate="onLoad" draw:mime-type="image/png">
            <text:p/>
          </draw:image>
        </draw:frame>
        <draw:frame draw:style-name="gr1" draw:text-style-name="P1" draw:layer="layout" svg:width="0.645cm" svg:height="0.632cm" svg:x="11.699cm" svg:y="8.461cm">
          <draw:image xlink:href="Pictures/10000001000000280000002BE19D1A91C6E68965.png" xlink:type="simple" xlink:show="embed" xlink:actuate="onLoad" draw:mime-type="image/png">
            <text:p/>
          </draw:image>
        </draw:frame>
        <draw:line draw:style-name="gr2" draw:text-style-name="P1" draw:layer="layout" svg:x1="15.546cm" svg:y1="6.632cm" svg:x2="15.573cm" svg:y2="9.059cm">
          <text:p/>
        </draw:line>
        <draw:line draw:style-name="gr4" draw:text-style-name="P1" draw:layer="layout" svg:x1="8.412cm" svg:y1="8.763cm" svg:x2="11.625cm" svg:y2="8.766cm">
          <text:p/>
        </draw:line>
        <draw:line draw:style-name="gr2" draw:text-style-name="P1" draw:layer="layout" svg:x1="8.373cm" svg:y1="8.019cm" svg:x2="8.385cm" svg:y2="9.138cm">
          <text:p/>
        </draw:line>
        <draw:line draw:style-name="gr4" draw:text-style-name="P1" draw:layer="layout" svg:x1="15.536cm" svg:y1="8.788cm" svg:x2="12.37cm" svg:y2="8.799cm">
          <text:p/>
        </draw:line>
        <draw:frame draw:style-name="gr1" draw:text-style-name="P1" draw:layer="layout" svg:width="0.684cm" svg:height="0.693cm" svg:x="2.883cm" svg:y="9.808cm">
          <draw:image xlink:href="Pictures/10000001000000350000003B910CF354108A7061.png" xlink:type="simple" xlink:show="embed" xlink:actuate="onLoad" draw:mime-type="image/png">
            <text:p/>
          </draw:image>
        </draw:frame>
        <draw:custom-shape draw:style-name="gr3" draw:text-style-name="P2" draw:layer="layout" svg:width="0.193cm" svg:height="0.176cm" svg:x="3.107cm" svg:y="9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881cm" svg:height="0.938cm" svg:x="8.102cm" svg:y="9.671cm">
          <draw:image xlink:href="Pictures/100000010000003E000000467E4D5AF5CA4AE84A.png" xlink:type="simple" xlink:show="embed" xlink:actuate="onLoad" draw:mime-type="image/png">
            <text:p/>
          </draw:image>
        </draw:frame>
        <draw:line draw:style-name="gr2" draw:text-style-name="P1" draw:layer="layout" svg:x1="3.141cm" svg:y1="6.691cm" svg:x2="3.168cm" svg:y2="9.118cm">
          <text:p/>
        </draw:line>
        <draw:line draw:style-name="gr4" draw:text-style-name="P1" draw:layer="layout" svg:x1="3.133cm" svg:y1="7.081cm" svg:x2="6.346cm" svg:y2="7.084cm">
          <text:p/>
        </draw:line>
        <draw:line draw:style-name="gr4" draw:text-style-name="P1" draw:layer="layout" svg:x1="15.559cm" svg:y1="7.126cm" svg:x2="7.961cm" svg:y2="7.126cm">
          <text:p/>
        </draw:line>
        <draw:line draw:style-name="gr4" draw:text-style-name="P1" draw:layer="layout" svg:x1="3.099cm" svg:y1="8.75cm" svg:x2="4.998cm" svg:y2="8.749cm">
          <text:p/>
        </draw:line>
        <draw:line draw:style-name="gr4" draw:text-style-name="P1" draw:layer="layout" svg:x1="8.314cm" svg:y1="8.749cm" svg:x2="5.856cm" svg:y2="8.749cm">
          <text:p/>
        </draw:line>
        <draw:frame draw:style-name="gr1" draw:text-style-name="P1" draw:layer="layout" svg:width="0.932cm" svg:height="0.729cm" svg:x="5.166cm" svg:y="8.407cm">
          <draw:image xlink:href="Pictures/10000001000000400000003ABEEBC6D089D3D0E6.png" xlink:type="simple" xlink:show="embed" xlink:actuate="onLoad" draw:mime-type="image/png">
            <text:p/>
          </draw:image>
        </draw:frame>
        <draw:frame draw:style-name="gr1" draw:text-style-name="P1" draw:layer="layout" svg:width="0.907cm" svg:height="0.761cm" svg:x="6.691cm" svg:y="6.677cm">
          <draw:image xlink:href="Pictures/100000010000004400000039283DA83963F075D3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line draw:style-name="gr2" draw:text-style-name="P1" draw:layer="layout" svg:x1="3.211cm" svg:y1="9.396cm" svg:x2="15.651cm" svg:y2="9.395cm">
          <text:p/>
        </draw:line>
        <draw:custom-shape draw:style-name="gr3" draw:text-style-name="P2" draw:layer="layout" svg:width="0.194cm" svg:height="0.176cm" svg:x="15.505cm" svg:y="9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93cm" svg:height="0.176cm" svg:x="8.36cm" svg:y="9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763cm" svg:height="0.655cm" svg:x="15.477cm" svg:y="13.208cm">
          <draw:image xlink:href="Pictures/100000010000003300000033CF72E8109BFEDA00.png" xlink:type="simple" xlink:show="embed" xlink:actuate="onLoad" draw:mime-type="image/png">
            <text:p/>
          </draw:image>
        </draw:frame>
        <draw:line draw:style-name="gr4" draw:text-style-name="P1" draw:layer="layout" svg:x1="9.035cm" svg:y1="6.165cm" svg:x2="12.248cm" svg:y2="6.168cm">
          <text:p/>
        </draw:line>
        <draw:line draw:style-name="gr4" draw:text-style-name="P1" draw:layer="layout" svg:x1="16.159cm" svg:y1="6.19cm" svg:x2="12.993cm" svg:y2="6.201cm">
          <text:p/>
        </draw:line>
        <draw:frame draw:style-name="gr1" draw:text-style-name="P1" draw:layer="layout" svg:width="0.684cm" svg:height="0.693cm" svg:x="2.883cm" svg:y="9.808cm">
          <draw:image xlink:href="Pictures/10000001000000350000003B910CF354108A7061.png" xlink:type="simple" xlink:show="embed" xlink:actuate="onLoad" draw:mime-type="image/png">
            <text:p/>
          </draw:image>
        </draw:frame>
        <draw:custom-shape draw:style-name="gr3" draw:text-style-name="P2" draw:layer="layout" svg:width="0.193cm" svg:height="0.176cm" svg:x="3.107cm" svg:y="9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881cm" svg:height="0.938cm" svg:x="8.372cm" svg:y="12.952cm">
          <draw:image xlink:href="Pictures/100000010000003E000000467E4D5AF5CA4AE84A.png" xlink:type="simple" xlink:show="embed" xlink:actuate="onLoad" draw:mime-type="image/png">
            <text:p/>
          </draw:image>
        </draw:frame>
        <draw:line draw:style-name="gr4" draw:text-style-name="P1" draw:layer="layout" svg:x1="3.722cm" svg:y1="6.152cm" svg:x2="5.621cm" svg:y2="6.151cm">
          <text:p/>
        </draw:line>
        <draw:line draw:style-name="gr4" draw:text-style-name="P1" draw:layer="layout" svg:x1="8.937cm" svg:y1="6.151cm" svg:x2="6.479cm" svg:y2="6.151cm">
          <text:p/>
        </draw:line>
        <draw:frame draw:style-name="gr1" draw:text-style-name="P1" draw:layer="layout" svg:width="0.932cm" svg:height="0.729cm" svg:x="8.386cm" svg:y="4.965cm">
          <draw:image xlink:href="Pictures/10000001000000400000003A399DBB5096EC0252.png" xlink:type="simple" xlink:show="embed" xlink:actuate="onLoad" draw:mime-type="image/png">
            <text:p/>
          </draw:image>
        </draw:frame>
        <draw:frame draw:style-name="gr1" draw:text-style-name="P1" draw:layer="layout" svg:width="0.932cm" svg:height="0.729cm" svg:x="8.141cm" svg:y="9.783cm">
          <draw:image xlink:href="Pictures/10000001000000400000003ABEEBC6D089D3D0E6.png" xlink:type="simple" xlink:show="embed" xlink:actuate="onLoad" draw:mime-type="image/png">
            <text:p/>
          </draw:image>
        </draw:frame>
        <draw:frame draw:style-name="gr1" draw:text-style-name="P1" draw:layer="layout" svg:width="0.645cm" svg:height="0.632cm" svg:x="12.924cm" svg:y="13.587cm">
          <draw:image xlink:href="Pictures/10000001000000280000002BE19D1A91C6E68965.png" xlink:type="simple" xlink:show="embed" xlink:actuate="onLoad" draw:mime-type="image/png">
            <text:p/>
          </draw:image>
        </draw:frame>
        <draw:frame draw:style-name="gr1" draw:text-style-name="P1" draw:layer="layout" svg:width="0.907cm" svg:height="0.761cm" svg:x="15.239cm" svg:y="9.71cm">
          <draw:image xlink:href="Pictures/100000010000004400000039283DA83963F075D3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1" draw:text-style-name="P1" draw:layer="layout" svg:width="12.064cm" svg:height="2.941cm" svg:x="4.823cm" svg:y="8.748cm">
          <draw:image xlink:href="Pictures/100000010000023A0000008B418C626FB030E4E7.png" xlink:type="simple" xlink:show="embed" xlink:actuate="onLoad" draw:mime-type="image/png">
            <text:p/>
          </draw:image>
        </draw:frame>
        <draw:frame draw:style-name="gr1" draw:text-style-name="P1" draw:layer="layout" svg:width="3.226cm" svg:height="1.447cm" svg:x="2.858cm" svg:y="10.182cm">
          <draw:image xlink:href="Pictures/100000010000009C000000463DC07CD8D5CB0151.png" xlink:type="simple" xlink:show="embed" xlink:actuate="onLoad" draw:mime-type="image/png">
            <text:p/>
          </draw:image>
        </draw:frame>
        <draw:frame draw:style-name="gr1" draw:text-style-name="P1" draw:layer="layout" svg:width="2.681cm" svg:height="0.842cm" svg:x="15.781cm" svg:y="10.454cm">
          <draw:image xlink:href="Pictures/100000010000008C0000002CA946208D9C2FFB5B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1" draw:text-style-name="P1" draw:layer="layout" svg:width="3.493cm" svg:height="0.776cm" svg:x="6.771cm" svg:y="11.329cm">
          <draw:image xlink:href="Pictures/100000010000018C00000058B9B62D63E7B3E9C5.png" xlink:type="simple" xlink:show="embed" xlink:actuate="onLoad" draw:mime-type="image/png">
            <text:p/>
          </draw:image>
        </draw:frame>
        <draw:line draw:style-name="gr5" draw:text-style-name="P1" draw:layer="layout" svg:x1="3.54cm" svg:y1="9.364cm" svg:x2="17.543cm" svg:y2="9.374cm">
          <text:p/>
        </draw:line>
        <draw:custom-shape draw:style-name="gr3" draw:text-style-name="P2" draw:layer="layout" svg:width="0.194cm" svg:height="0.176cm" svg:x="15.505cm" svg:y="9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035cm" svg:y1="6.165cm" svg:x2="12.248cm" svg:y2="6.168cm">
          <text:p/>
        </draw:line>
        <draw:line draw:style-name="gr4" draw:text-style-name="P1" draw:layer="layout" svg:x1="16.159cm" svg:y1="6.19cm" svg:x2="12.993cm" svg:y2="6.201cm">
          <text:p/>
        </draw:line>
        <draw:custom-shape draw:style-name="gr3" draw:text-style-name="P2" draw:layer="layout" svg:width="0.193cm" svg:height="0.176cm" svg:x="3.41cm" svg:y="9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.516cm" svg:y1="9.779cm" svg:x2="3.517cm" svg:y2="8.952cm">
          <text:p/>
        </draw:line>
        <draw:line draw:style-name="gr6" draw:text-style-name="P1" draw:layer="layout" svg:x1="6.628cm" svg:y1="11.562cm" svg:x2="8.322cm" svg:y2="9.842cm">
          <text:p/>
        </draw:line>
        <draw:frame draw:style-name="gr1" draw:text-style-name="P1" draw:layer="layout" svg:width="0.932cm" svg:height="0.729cm" svg:x="8.386cm" svg:y="4.965cm">
          <draw:image xlink:href="Pictures/10000001000000400000003A399DBB5096EC0252.png" xlink:type="simple" xlink:show="embed" xlink:actuate="onLoad" draw:mime-type="image/png">
            <text:p/>
          </draw:image>
        </draw:frame>
        <draw:frame draw:style-name="gr1" draw:text-style-name="P1" draw:layer="layout" svg:width="0.645cm" svg:height="0.632cm" svg:x="15.309cm" svg:y="8.242cm">
          <draw:image xlink:href="Pictures/10000001000000280000002BE19D1A91C6E68965.png" xlink:type="simple" xlink:show="embed" xlink:actuate="onLoad" draw:mime-type="image/png">
            <text:p/>
          </draw:image>
        </draw:frame>
        <draw:frame draw:style-name="gr1" draw:text-style-name="P1" draw:layer="layout" svg:width="0.546cm" svg:height="0.506cm" svg:x="3.868cm" svg:y="2.869cm">
          <draw:image xlink:href="Pictures/100000010000003600000032C242B63422830098.png" xlink:type="simple" xlink:show="embed" xlink:actuate="onLoad" draw:mime-type="image/png">
            <text:p/>
          </draw:image>
        </draw:frame>
        <draw:line draw:style-name="gr6" draw:text-style-name="P1" draw:layer="layout" svg:x1="3.941cm" svg:y1="9.779cm" svg:x2="3.942cm" svg:y2="8.952cm">
          <text:p/>
        </draw:line>
        <draw:line draw:style-name="gr6" draw:text-style-name="P1" draw:layer="layout" svg:x1="15.603cm" svg:y1="9.779cm" svg:x2="15.604cm" svg:y2="8.952cm">
          <text:p/>
        </draw:line>
        <draw:line draw:style-name="gr6" draw:text-style-name="P1" draw:layer="layout" svg:x1="4.427cm" svg:y1="9.779cm" svg:x2="4.428cm" svg:y2="8.952cm">
          <text:p/>
        </draw:line>
        <draw:line draw:style-name="gr6" draw:text-style-name="P1" draw:layer="layout" svg:x1="4.912cm" svg:y1="9.779cm" svg:x2="4.913cm" svg:y2="8.952cm">
          <text:p/>
        </draw:line>
        <draw:line draw:style-name="gr6" draw:text-style-name="P1" draw:layer="layout" svg:x1="5.398cm" svg:y1="9.779cm" svg:x2="5.399cm" svg:y2="8.952cm">
          <text:p/>
        </draw:line>
        <draw:line draw:style-name="gr6" draw:text-style-name="P1" draw:layer="layout" svg:x1="5.883cm" svg:y1="9.779cm" svg:x2="5.884cm" svg:y2="8.952cm">
          <text:p/>
        </draw:line>
        <draw:line draw:style-name="gr6" draw:text-style-name="P1" draw:layer="layout" svg:x1="6.369cm" svg:y1="9.779cm" svg:x2="6.37cm" svg:y2="8.952cm">
          <text:p/>
        </draw:line>
        <draw:line draw:style-name="gr6" draw:text-style-name="P1" draw:layer="layout" svg:x1="6.855cm" svg:y1="9.779cm" svg:x2="6.856cm" svg:y2="8.952cm">
          <text:p/>
        </draw:line>
        <draw:line draw:style-name="gr6" draw:text-style-name="P1" draw:layer="layout" svg:x1="7.34cm" svg:y1="9.779cm" svg:x2="7.341cm" svg:y2="8.952cm">
          <text:p/>
        </draw:line>
        <draw:line draw:style-name="gr6" draw:text-style-name="P1" draw:layer="layout" svg:x1="7.826cm" svg:y1="9.779cm" svg:x2="7.827cm" svg:y2="8.952cm">
          <text:p/>
        </draw:line>
        <draw:line draw:style-name="gr6" draw:text-style-name="P1" draw:layer="layout" svg:x1="8.311cm" svg:y1="9.779cm" svg:x2="8.312cm" svg:y2="8.952cm">
          <text:p/>
        </draw:line>
        <draw:line draw:style-name="gr6" draw:text-style-name="P1" draw:layer="layout" svg:x1="8.797cm" svg:y1="9.779cm" svg:x2="8.798cm" svg:y2="8.952cm">
          <text:p/>
        </draw:line>
        <draw:line draw:style-name="gr6" draw:text-style-name="P1" draw:layer="layout" svg:x1="9.283cm" svg:y1="9.779cm" svg:x2="9.284cm" svg:y2="8.952cm">
          <text:p/>
        </draw:line>
        <draw:line draw:style-name="gr6" draw:text-style-name="P1" draw:layer="layout" svg:x1="9.768cm" svg:y1="9.779cm" svg:x2="9.769cm" svg:y2="8.952cm">
          <text:p/>
        </draw:line>
        <draw:line draw:style-name="gr6" draw:text-style-name="P1" draw:layer="layout" svg:x1="10.254cm" svg:y1="9.779cm" svg:x2="10.255cm" svg:y2="8.952cm">
          <text:p/>
        </draw:line>
        <draw:line draw:style-name="gr6" draw:text-style-name="P1" draw:layer="layout" svg:x1="10.74cm" svg:y1="9.779cm" svg:x2="10.741cm" svg:y2="8.952cm">
          <text:p/>
        </draw:line>
        <draw:line draw:style-name="gr6" draw:text-style-name="P1" draw:layer="layout" svg:x1="11.225cm" svg:y1="9.779cm" svg:x2="11.226cm" svg:y2="8.952cm">
          <text:p/>
        </draw:line>
        <draw:line draw:style-name="gr6" draw:text-style-name="P1" draw:layer="layout" svg:x1="11.711cm" svg:y1="9.779cm" svg:x2="11.712cm" svg:y2="8.952cm">
          <text:p/>
        </draw:line>
        <draw:line draw:style-name="gr6" draw:text-style-name="P1" draw:layer="layout" svg:x1="12.196cm" svg:y1="9.779cm" svg:x2="12.197cm" svg:y2="8.952cm">
          <text:p/>
        </draw:line>
        <draw:line draw:style-name="gr6" draw:text-style-name="P1" draw:layer="layout" svg:x1="12.682cm" svg:y1="9.779cm" svg:x2="12.683cm" svg:y2="8.952cm">
          <text:p/>
        </draw:line>
        <draw:line draw:style-name="gr6" draw:text-style-name="P1" draw:layer="layout" svg:x1="13.168cm" svg:y1="9.779cm" svg:x2="13.169cm" svg:y2="8.952cm">
          <text:p/>
        </draw:line>
        <draw:line draw:style-name="gr6" draw:text-style-name="P1" draw:layer="layout" svg:x1="13.653cm" svg:y1="9.779cm" svg:x2="13.654cm" svg:y2="8.952cm">
          <text:p/>
        </draw:line>
        <draw:line draw:style-name="gr6" draw:text-style-name="P1" draw:layer="layout" svg:x1="14.139cm" svg:y1="9.779cm" svg:x2="14.14cm" svg:y2="8.952cm">
          <text:p/>
        </draw:line>
        <draw:line draw:style-name="gr6" draw:text-style-name="P1" draw:layer="layout" svg:x1="14.624cm" svg:y1="9.779cm" svg:x2="14.625cm" svg:y2="8.952cm">
          <text:p/>
        </draw:line>
        <draw:line draw:style-name="gr6" draw:text-style-name="P1" draw:layer="layout" svg:x1="15.11cm" svg:y1="9.779cm" svg:x2="15.111cm" svg:y2="8.952cm">
          <text:p/>
        </draw:line>
        <draw:line draw:style-name="gr6" draw:text-style-name="P1" draw:layer="layout" svg:x1="10.411cm" svg:y1="11.562cm" svg:x2="8.794cm" svg:y2="9.861cm">
          <text:p/>
        </draw:line>
        <draw:frame draw:style-name="gr1" draw:text-style-name="P1" draw:layer="layout" svg:width="0.667cm" svg:height="0.538cm" svg:x="6.119cm" svg:y="8.289cm">
          <draw:image xlink:href="Pictures/100000010000004300000036A640A1C1360BFB22.png" xlink:type="simple" xlink:show="embed" xlink:actuate="onLoad" draw:mime-type="image/png">
            <text:p/>
          </draw:image>
        </draw:frame>
        <draw:frame draw:style-name="gr1" draw:text-style-name="P1" draw:layer="layout" svg:width="0.675cm" svg:height="0.544cm" svg:x="10.962cm" svg:y="8.286cm">
          <draw:image xlink:href="Pictures/1000000100000043000000362CBF7055E97BAB89.png" xlink:type="simple" xlink:show="embed" xlink:actuate="onLoad" draw:mime-type="image/png">
            <text:p/>
          </draw:image>
        </draw:frame>
        <draw:custom-shape draw:style-name="gr3" draw:text-style-name="P2" draw:layer="layout" svg:width="0.194cm" svg:height="0.176cm" svg:x="12.176cm" svg:y="3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94cm" svg:height="0.176cm" svg:x="13.371cm" svg:y="3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94cm" svg:height="0.176cm" svg:x="6.28cm" svg:y="9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94cm" svg:height="0.176cm" svg:x="11.131cm" svg:y="9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6.114cm" svg:y1="9.802cm" svg:x2="16.115cm" svg:y2="8.975cm">
          <text:p/>
        </draw:line>
        <draw:line draw:style-name="gr7" draw:text-style-name="P4" draw:layer="layout" svg:x1="16.637cm" svg:y1="9.819cm" svg:x2="16.638cm" svg:y2="8.992cm">
          <text:p text:style-name="P3"><text:s text:c="21"/></text:p>
        </draw:line>
        <draw:frame draw:style-name="gr1" draw:text-style-name="P1" draw:layer="layout" svg:width="0.472cm" svg:height="0.472cm" svg:x="3.338cm" svg:y="8.322cm">
          <draw:image xlink:href="Pictures/100000010000002800000028F801D890AE285EF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7T17:52:49.700941557</meta:creation-date>
    <dc:date>2024-03-28T07:05:15.433785933</dc:date>
    <meta:editing-duration>P8DT16H15M39S</meta:editing-duration>
    <meta:editing-cycles>4</meta:editing-cycles>
    <meta:generator>LibreOffice/7.3.7.2$Linux_X86_64 LibreOffice_project/30$Build-2</meta:generator>
    <meta:document-statistic meta:object-count="103"/>
  </office:meta>
</office:document-meta>
</file>